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text-properties officeooo:rsid="0007c984" officeooo:paragraph-rsid="0007c984"/>
    </style:style>
    <style:style style:name="P2" style:family="paragraph" style:parent-style-name="Footer">
      <style:text-properties officeooo:rsid="0007c984" officeooo:paragraph-rsid="0007c984"/>
    </style:style>
    <style:style style:name="P3" style:family="paragraph" style:parent-style-name="Standard">
      <style:text-properties officeooo:rsid="0007c984" officeooo:paragraph-rsid="0007c984"/>
    </style:style>
    <style:style style:name="P4" style:family="paragraph" style:parent-style-name="Standard">
      <style:paragraph-properties fo:break-before="page"/>
      <style:text-properties officeooo:rsid="0007c984" officeooo:paragraph-rsid="0007c98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This is the first page</text:p>
      <text:p text:style-name="P4">This is the second pag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7c984" officeooo:paragraph-rsid="0007c984"/>
    </style:style>
    <style:style style:name="MP2" style:family="paragraph" style:parent-style-name="Footer">
      <style:text-properties officeooo:rsid="0007c984" officeooo:paragraph-rsid="0007c984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This is the non-first-page header</text:p>
      </style:header>
      <style:header-first>
        <text:p text:style-name="MP1">This is the first page header</text:p>
      </style:header-first>
      <style:footer>
        <text:p text:style-name="MP2">This is the non-first-page footer</text:p>
      </style:footer>
      <style:footer-first>
        <text:p text:style-name="MP2">This is the first page footer</text:p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4T20:15:33.151169487</meta:creation-date>
    <dc:date>2017-07-14T20:20:02.766131505</dc:date>
    <meta:editing-duration>PT4M30S</meta:editing-duration>
    <meta:editing-cycles>1</meta:editing-cycles>
    <meta:generator>LibreOfficeDev/6.0.0.0.alpha0$Linux_X86_64 LibreOffice_project/b386a611b33e3c1b56b647c291d44ac028da0d92</meta:generator>
    <meta:document-statistic meta:table-count="0" meta:image-count="0" meta:object-count="0" meta:page-count="2" meta:paragraph-count="6" meta:word-count="32" meta:character-count="169" meta:non-whitespace-character-count="143"/>
  </office:meta>
</office:document-meta>
</file>